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Small_20_Arrow" draw:marker-end-width="0.127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="Small_20_Arrow" draw:marker-end-width="0.127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="" draw:marker-start-width="0.381cm" draw:marker-end="Small_20_Arrow" draw:marker-end-width="0.178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="Arrow_20_concave" draw:marker-end-width="0.27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style:style style:name="T5" style:family="text">
      <style:text-properties style:text-position="-33% 58%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6.943cm" svg:y1="3.711cm" svg:x2="7.945cm" svg:y2="6.265cm">
          <text:p text:style-name="P2"/>
        </draw:line>
        <draw:path draw:style-name="gr2" draw:text-style-name="P1" draw:layer="layout" svg:width="2.638cm" svg:height="0.987cm" svg:x="4.304cm" svg:y="2.709cm" svg:viewBox="0 0 2639 988" svg:d="m0 0c282 184 268 184 268 184l466 183 564 254 621 198c0 0 395 98 395 112s325 57 325 57">
          <text:p text:style-name="P2"/>
        </draw:path>
        <draw:path draw:style-name="gr2" draw:text-style-name="P1" draw:layer="layout" svg:width="0.944cm" svg:height="2.582cm" svg:x="4.304cm" svg:y="2.737cm" svg:viewBox="0 0 945 2583" svg:d="m945 2583c-268-381-480-748-480-748l-225-452-156-578-56-607c0 0-28-198-14-198h-14">
          <text:p text:style-name="P2"/>
        </draw:path>
        <draw:path draw:style-name="gr3" draw:text-style-name="P1" draw:layer="layout" svg:width="2.694cm" svg:height="0.958cm" svg:x="5.249cm" svg:y="5.334cm" svg:viewBox="0 0 2695 959" svg:d="m2695 959c-564-127-635-169-635-169l-889-282-747-297-424-211">
          <text:p text:style-name="P2"/>
        </draw:path>
        <draw:line draw:style-name="gr4" draw:text-style-name="P1" draw:layer="layout" svg:x1="3.245cm" svg:y1="2.201cm" svg:x2="3.26cm" svg:y2="7.239cm">
          <text:p text:style-name="P2"/>
        </draw:line>
        <draw:line draw:style-name="gr4" draw:text-style-name="P1" draw:layer="layout" svg:x1="8.721cm" svg:y1="7.239cm" svg:x2="3.261cm" svg:y2="7.239cm">
          <text:p text:style-name="P2"/>
        </draw:line>
        <draw:frame draw:style-name="gr5" draw:text-style-name="P3" draw:layer="layout" svg:width="0.786cm" svg:height="0.725cm" svg:x="5.604cm" svg:y="7.258cm">
          <draw:text-box>
            <text:p text:style-name="P2"><text:span text:style-name="T1">V</text:span></text:p>
          </draw:text-box>
        </draw:frame>
        <draw:frame draw:style-name="gr5" draw:text-style-name="P3" draw:layer="layout" svg:width="0.786cm" svg:height="0.725cm" svg:x="2.504cm" svg:y="4.131cm">
          <draw:text-box>
            <text:p text:style-name="P2"><text:span text:style-name="T1">P</text:span></text:p>
          </draw:text-box>
        </draw:frame>
        <draw:frame draw:style-name="gr5" draw:text-style-name="P4" draw:layer="layout" svg:width="4.028cm" svg:height="0.962cm" svg:x="4.074cm" svg:y="7.911cm">
          <draw:text-box>
            <text:p text:style-name="P2"><text:span text:style-name="T2">Carnot cycle</text:span></text:p>
          </draw:text-box>
        </draw:frame>
        <draw:ellipse draw:style-name="gr6" draw:text-style-name="P1" draw:layer="layout" svg:width="0.156cm" svg:height="0.183cm" svg:x="6.861cm" svg:y="3.609cm">
          <text:p text:style-name="P2"/>
        </draw:ellipse>
        <draw:ellipse draw:style-name="gr6" draw:text-style-name="P1" draw:layer="layout" svg:width="0.156cm" svg:height="0.183cm" svg:x="7.861cm" svg:y="6.196cm">
          <text:p text:style-name="P2"/>
        </draw:ellipse>
        <draw:ellipse draw:style-name="gr6" draw:text-style-name="P1" draw:layer="layout" svg:width="0.156cm" svg:height="0.183cm" svg:x="5.175cm" svg:y="5.225cm">
          <text:p text:style-name="P2"/>
        </draw:ellipse>
        <draw:ellipse draw:style-name="gr6" draw:text-style-name="P1" draw:layer="layout" svg:width="0.156cm" svg:height="0.183cm" svg:x="4.233cm" svg:y="2.64cm">
          <text:p text:style-name="P2"/>
        </draw:ellipse>
        <draw:line draw:style-name="gr7" draw:text-style-name="P1" draw:layer="layout" svg:x1="6.336cm" svg:y1="2.356cm" svg:x2="5.559cm" svg:y2="3.188cm">
          <text:p text:style-name="P2"/>
        </draw:line>
        <draw:frame draw:style-name="gr5" draw:text-style-name="P6" draw:layer="layout" svg:width="1.094cm" svg:height="0.826cm" svg:x="6.147cm" svg:y="1.722cm">
          <draw:text-box>
            <text:p text:style-name="P5"><text:span text:style-name="T3">|</text:span><text:span text:style-name="T1">q</text:span><text:span text:style-name="T4">1</text:span><text:span text:style-name="T3">|</text:span></text:p>
          </draw:text-box>
        </draw:frame>
        <draw:frame draw:style-name="gr5" draw:text-style-name="P6" draw:layer="layout" svg:width="1.094cm" svg:height="0.826cm" svg:x="6.147cm" svg:y="6.022cm">
          <draw:text-box>
            <text:p text:style-name="P5"><text:span text:style-name="T3">|</text:span><text:span text:style-name="T1">q</text:span><text:span text:style-name="T5">2</text:span><text:span text:style-name="T3">|</text:span></text:p>
          </draw:text-box>
        </draw:frame>
        <draw:line draw:style-name="gr7" draw:text-style-name="P1" draw:layer="layout" svg:x1="6.337cm" svg:y1="6.056cm" svg:x2="5.56cm" svg:y2="6.888cm">
          <text:p text:style-name="P2"/>
        </draw:line>
        <draw:frame draw:style-name="gr5" draw:text-style-name="P6" draw:layer="layout" svg:width="0.786cm" svg:height="0.725cm" svg:x="3.97cm" svg:y="1.985cm">
          <draw:text-box>
            <text:p text:style-name="P2"><text:span text:style-name="T3">A</text:span></text:p>
          </draw:text-box>
        </draw:frame>
        <draw:frame draw:style-name="gr5" draw:text-style-name="P6" draw:layer="layout" svg:width="0.786cm" svg:height="0.725cm" svg:x="6.77cm" svg:y="2.986cm">
          <draw:text-box>
            <text:p text:style-name="P2"><text:span text:style-name="T3">B</text:span></text:p>
          </draw:text-box>
        </draw:frame>
        <draw:frame draw:style-name="gr5" draw:text-style-name="P6" draw:layer="layout" svg:width="0.807cm" svg:height="0.725cm" svg:x="7.67cm" svg:y="6.287cm">
          <draw:text-box>
            <text:p text:style-name="P2"><text:span text:style-name="T3">C</text:span></text:p>
          </draw:text-box>
        </draw:frame>
        <draw:frame draw:style-name="gr5" draw:text-style-name="P6" draw:layer="layout" svg:width="0.807cm" svg:height="0.725cm" svg:x="4.571cm" svg:y="5.288cm">
          <draw:text-box>
            <text:p text:style-name="P2"><text:span text:style-name="T3">D</text:span></text:p>
          </draw:text-box>
        </draw:frame>
        <draw:frame draw:style-name="gr5" draw:text-style-name="P6" draw:layer="layout" svg:width="0.895cm" svg:height="0.826cm" svg:x="7.07cm" svg:y="3.487cm">
          <draw:text-box>
            <text:p text:style-name="P2"><text:span text:style-name="T1">T</text:span><text:span text:style-name="T4">1</text:span></text:p>
          </draw:text-box>
        </draw:frame>
        <draw:frame draw:style-name="gr5" draw:text-style-name="P6" draw:layer="layout" svg:width="0.895cm" svg:height="0.826cm" svg:x="7.871cm" svg:y="5.887cm">
          <draw:text-box>
            <text:p text:style-name="P2"><text:span text:style-name="T1">T</text:span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20T16:09:17</meta:creation-date>
    <dc:creator>Jussi Eloranta</dc:creator>
    <dc:date>2008-05-20T16:26:46</dc:date>
    <meta:editing-cycles>11</meta:editing-cycles>
    <meta:editing-duration>PT17M31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